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e temps était particulièrement doux pour la saison. Perdu, comme à son habitude, dans ses pensées, Edward sillonnait les rues du quartier Nord de Palema. Exceptionnellement cependant, il savait plus ou moins où il allait. Le garçon avait pris soin de noter son itinéraire avant de partir, afin d'éviter de se perdre encore une fois et de se faire attendre. Car en ce jour assez particulier, il avait rendez-vous et on lui avait appris que ne pas être à l'heure lors d'une entrevue était très mal vu. De plus, le blondin exécrait le retard en lui-même, car celui-ci était synonyme de chaos, et le chaos était synonyme de déséquilibre, et le déséquilibre... Eh bien, vous savez très bien ce qu'Edward pensait du déséquilibre. Ainsi, une fois n'étant pas coutume, notre homme avait apporté un soin tout particulier à l'activité qui allait l'occuper en ce samedi après-midi.</text:p>
      <text:p text:style-name="Standard"/>
      <text:p text:style-name="Standard">Concernant l'activité en question, Edward n'en savait pas énormément lui-même. Il avait passé la soirée dans un bar avec Victoire Owen, une ancienne connaissance de vacances qu'il avait perdue de vue après le séjour qu'ils avaient passé ensemble dans une colonie. En fin de soirée, après avoir ingurgité une quantité non négligeable d'alcool, cette dernière lui avait simplement dit « Il faut que tu rencontres quelqu'un ! », suite à quoi elle avait tout bonnement organisé un rendez-vous... pour le lendemain. Ainsi, les seules choses qu'il savait sur la concernée étaient qu'elle était la cousine de Victoire et qu'elle se prénommait Alys. En temps normal, le garçon aurait probablement simplement refusé la rencontre, n'étant clairement pas à l'aise avec ce genre d'exercice, mais n'ayant aucun moyen de contacter ladite Alys, il ne pouvait par conséquent pas annuler. C'était ainsi qu'il s'était retrouvé à marcher en direction de l'appartement de cette demoiselle -lieu défini pour le rendez-vous- un samedi en sortant de table.</text:p>
      <text:p text:style-name="Standard"/>
      <text:p text:style-name="Standard">Pour une fois, sa marotte de de porter des costumes en toute circonstance ou presque -qu'il avait gardée après ses années de collège- allait peut-être lui rendre service. Bien que, comme à l'usuelle, sa cravate orange fut desserrée, cet accoutrement lui donnait un certain standing de mise lorsque l'on rencontre une demoiselle. Sa coiffure en revanche ne s'était quant à elle pas franchement améliorée, sa tignasse toujours autant ébouriffée qu'à l'accoutumée. Une rencontre de ce type était sans doute une première pour le garçon, qui semblait incertain des sentiments à adopter. D'un certain côté, il n'avait rien à prouver à personne et n'avait certainement pas demandé ce rendez-vous, ce qui le faisait grandement relativiser. D'un autre, Edward ressentait une certaine excitation, une curiosité inhabituelle qui lui donnait envie d'en savoir plus sur cette inconnue.</text:p>
      <text:p text:style-name="Standard"/>
      <text:p text:style-name="Standard">Arrivé à destination, le blondin se planta devant l'interphone mais attendit quelques secondes avant d'appeler. Il avait apporté un petit bouquet de fleurs -sous les injonctions de sa mère, lui n'y aurait bien évidemment jamais pensé de lui-même. De quoi allaient-ils bien pouvoir parler ? Prenant une profonde inspiration, Edward pressa le bouton d'appel et attendit.</text:p>
      <text:p text:style-name="P1">Edward attendit une seconde à peine et une voix grésilla à travers l'interphone, lui demandant son identité. Malgré les déformations liées à l'appareil, on pouvait distinctement entendre qu'il s'agissait d'une voix de femme, plutôt jeune qui plus est. Le garçon ne put s'empêcher de pousser un soupir de soulagement. Quel que soit le degré de la blague que lui avait infligée Victoire, il n'allait au moins pas avoir à passer l'après-midi avec sa grande tante sénile ou une connerie du genre. Après un léger raclement de gorge, Edward approcha ses lèvres de l'interphone et répondit d'une voix hésitante.</text:p>
      <text:p text:style-name="Standard"/>
      <text:p text:style-name="Standard">-Euh... Bonjour, je suis bien chez Alys ? Je m'appelle Edward et nous avons rendez-vous... Je crois.</text:p>
      <text:p text:style-name="Standard"/>
      <text:p text:style-name="Standard">Une phrase d'accroche comme on n'en fait plus. Le blondin n'avait pas pour habitude de se mettre en avant et son ton mal assuré en était une preuve criante. Il fallait espérer que cela ne soit pas rédhibitoire pour lui... Cela ne sembla pas être le cas puisque la voix féminine -qu'il avait identifiée comme étant Alys- lui répondit à son tour, lui indiquant l'étage auquel il devait se rendre et ouvrant la porte donnant sur le hall. Celui-ci acheva de réduire en miette le peu d'assurance qu'Edward avait encore ; entièrement fait en marbre, il donnait une classe certaine au bâtiment. Un loyer dans un immeuble comme celui-ci devait coûter une petite fortune... Le blondin n'avait jamais manqué d'argent, mais là, on ne jouait plus dans la même cour. En essayant de ne pas trop s'attarder sur le luxe dont il était témoin, il monta à l'étage qui lui avait été indiqué. </text:p>
      <text:p text:style-name="Standard"/>
      <text:p text:style-name="Standard">En arrivant sur le pallier, Edward se rendit compte qu'Alys ne lui avait pas donné de numéro d'appartement. Fort heureusement pour lui, il n'eut pas à sonner à toutes les portes puisque cette dernière avait laissé la sienne ouverte. Enfin... En espérant que ce soit bien elle. Toujours sur ses gardes, le garçon poussa le battant de l'ouverture d'un geste prudent, s'apprêtant à demander s'il y avait quelqu'un. Puis il s'arrêta net, son cœur ratant un battement. Son regard avait eu le malheur de croiser celui de son hôte, qui sembla l'hypnotiser pendant un moment. Les yeux de la demoiselle étaient violets, d'une couleur comme on en voit rarement, et Edward resta planté là quelques secondes, fasciné par cette teinte. Il se reprit finalement, secouant discrètement la tête alors que la surprise qui se lisait sur ses lèvres s'effaça pour laisser place à un sourire bienveillant.</text:p>
      <text:p text:style-name="Standard"/>
      <text:p text:style-name="Standard">-Bonjour... Je suis Edward, enchanté. Euh... Tenez, je vous ai apporté ceci...</text:p>
      <text:p text:style-name="Standard"/>
      <text:p text:style-name="Standard">Toujours aussi pimpant, le jeune homme à la crinière dorée tendit le bouquet qu'il avait acheté en passant. Le vouvoiement s'était imposé à lui naturellement, mais il se rendit compte après tout qu'étant donné l'âge apparent d'Alys, elle pourrait mal le prendre. Il fallait maintenant attendre sa réaction, en espérant que les fleurs ne fassent pas trop cavalier...</text:p>
      <text:p text:style-name="P1">So far, so good. La dénommée Alys répondit à son sourire par un similaire, se présentant par la même occasion. Elle s'empara du bouquet qu'Edward lui tendait, sans paraître particulièrement touchée par l'attention, et fit signe à ce dernier de rentrer. Le garçon s'exécuta, légèrement rassuré par l'accueil qu'Alys lui donnait jusqu'à présent. Pour autant, il n'était pas encore extrêmement à l'aise, se demandant toujours comment allait se dérouler la suite des événements. Le blondin n'avait pas eu le temps de prévoir des activités en particulier et il se doutait que c'était peu ou proue la même chose pour la demoiselle aux yeux violets. Il allait donc falloir improviser, ce qui en soi ne le dérangeait pas particulièrement mais ne marchait pas avec n'importe qui...</text:p>
      <text:p text:style-name="Standard"/>
      <text:p text:style-name="Standard">Alors qu'Alys s'occupait de fermer la porte derrière lui, Edward se fit la réflexion que déjà s'ils le souhaitaient, ils pourraient tuer un peu de temps en le faisant visiter... En effet, tout en s'avançant dans le vestibule, l'adolescent ne put s'empêcher de jeter un regard tout autour de lui. Ce qu'il vit provoqua en lui une réaction caractéristique, le plongeant dans cet état qui le caractérisait si souvent, où il se déconnectait complètement du monde qui l'entourait et se perdait profondément dans ses pensées. Si bien que lorsque la jeune fille lui demanda de ne pas bouger il répondit d'une voix distante une affirmation sous la forme d'une onomatopée (un truc genre « Mhm »), son regard <text:s/>décortiquant déjà son environnement alors qu'un air absent empruntait de son visage.</text:p>
      <text:p text:style-name="Standard"/>
      <text:p text:style-name="Standard">A l'image du hall d'entrée de l'immeuble, l'appartement d'Alys respirait le luxe. Le mobilier était ultra moderne et les dimensions étaient presque démesurées pour une seule personne. Victoire n'avait pas indiqué à Edward le métier de sa cousine, mais il était certain qu'elle faisait partie de la Haute. Cela renforça son appréhension qu'ils n'aient rien à se dire, cependant le garçon se garda bien d'émettre un jugement à ce sujet. Il n'était pas du genre à juger un livre à sa couverture, d'autant plus qu'il n'avait pour l'instant aucune raison de se plaindre du comportement de son rendez-vous. C'était le sien que le blondin allait en revanche devoir surveiller, s'il ne voulait pas passer pour un banlieusard attardé auprès d'elle. En effet, au vu de sa première impression, il y avait de fortes chances pour qu'un écart culturel sépare les deux jeunes gens...</text:p>
      <text:p text:style-name="Standard"/>
      <text:p text:style-name="Standard">Complètement absorbé par ses pensées, Edward réalisa qu'Alys était revenue de l'endroit où elle s'était éclipsée -quel qu'il soit d'ailleurs, le garçon n'y avait absolument pas prêté attention, et qu'elle se tenait dans son dos alors même qu'il était en train de contempler un cadre posé sur une commode. Il était tellement dans la lune qu'il ne l'avait absolument pas remarquée. Depuis combien de temps était-elle là ? Voilà exactement le genre de comportement qu'il fallait éviter d'avoir s'il voulait faire bonne impression. Avec un petit sourire gêné, il se retourna pour faire face à son hôte et se gratta l'arrière de la tête.</text:p>
      <text:p text:style-name="Standard"/>
      <text:p text:style-name="Standard">-Oh, vous êtes là. Désolé, je ne faisais que regarder... Vous avez un très bel appartement ! Il fit une pause, puis reprit. Alors, qu'est-ce que vous voulez faire ? Au fait, vous voulez peut-être que je retire mes chaussures ?</text:p>
      <text:p text:style-name="Standard"/>
      <text:p text:style-name="Standard">Sans trop savoir pourquoi, Edward était empli de bonne volonté, et il cherchait à ce que ce rendez-vous se passe pour le mieux. Le garçon essayait de lancer les choses rapidement, mais tout seul cela n'avait pas l'ombre d'une chance de fonctionner. Il fallait donc qu'Alys y mette également du sien. Peut-être pouvait-elle commencer par lui proposer quelque chose à boire ? Notre blondin avait trotté pour venir jusqu'ici et vu le temps, il n'aurait pas été contre un petit rafraîchisse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héo </meta:initial-creator>
    <meta:creation-date>2017-03-06T19:56:25.76</meta:creation-date>
    <dc:date>2017-04-05T18:43:49.42</dc:date>
    <meta:editing-duration>PT4H27M15S</meta:editing-duration>
    <meta:editing-cycles>376</meta:editing-cycles>
    <meta:generator>OpenOffice/4.1.1$Win32 OpenOffice.org_project/411m6$Build-9775</meta:generator>
    <dc:creator>Théo </dc:creator>
    <meta:document-statistic meta:table-count="0" meta:image-count="0" meta:object-count="0" meta:page-count="3" meta:paragraph-count="16" meta:word-count="1606" meta:character-count="9822"/>
  </office:meta>
</office:document-meta>
</file>